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F000000599A9EC96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252b86"/>
    </style:style>
    <style:style style:name="P2" style:family="paragraph" style:parent-style-name="Standard">
      <style:text-properties officeooo:rsid="000e951d" officeooo:paragraph-rsid="000e951d"/>
    </style:style>
    <style:style style:name="P3" style:family="paragraph" style:parent-style-name="Standard">
      <style:text-properties officeooo:rsid="000edc8e" officeooo:paragraph-rsid="000edc8e"/>
    </style:style>
    <style:style style:name="P4" style:family="paragraph" style:parent-style-name="Standard">
      <style:text-properties officeooo:rsid="000fbe99" officeooo:paragraph-rsid="000fbe99"/>
    </style:style>
    <style:style style:name="P5" style:family="paragraph" style:parent-style-name="Standard">
      <style:text-properties officeooo:rsid="002397ce" officeooo:paragraph-rsid="002397c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edc8e"/>
    </style:style>
    <style:style style:name="T2" style:family="text">
      <style:text-properties fo:font-weight="bold" officeooo:rsid="000edc8e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4e903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62756096" text:id="ct62756096">
          <text:insertion>
            <office:change-info>
              <dc:creator>Autor desconocido</dc:creator>
              <dc:date>2015-12-29T08:07:00</dc:date>
            </office:change-info>
          </text:insertion>
        </text:changed-region>
        <text:changed-region xml:id="ct62924096" text:id="ct62924096">
          <text:insertion>
            <office:change-info>
              <dc:creator>Autor desconocido</dc:creator>
              <dc:date>2015-12-29T08:10:00</dc:date>
            </office:change-info>
          </text:insertion>
        </text:changed-region>
      </text:tracked-changes>
      <text:variable-decls>
        <text:variable-decl office:value-type="string" text:name="tipotrabajo"/>
        <text:variable-decl office:value-type="string" text:name="untext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Un trabajo puramente </text:span><text:span text:style-name="T1"><text:variable-set text:name="tipotrabajo" office:value-type="string">tipotrabajo</text:variable-set></text:span><text:span text:style-name="T1"> no tiene recompensa.</text:span><text:change-start text:change-id="ct62756096"/><text:span text:style-name="T2">tipotrabajo</text:span><text:change-end text:change-id="ct62756096"/></text:p>
      <text:p text:style-name="P3"><office:annotation><dc:creator>Autor desconocido</dc:creator><dc:date>2015-12-30T08:00:55</dc:date><text:list text:style-name=""><text:list-item><text:p text:style-name="P6"><text:span text:style-name="T5">do text for untexto in range(3)</text:span></text:p></text:list-item></text:list></office:annotation>Con algunas limitaciones <text:span text:style-name="T3">(</text:span><text:change-start text:change-id="ct62924096"/><text:span text:style-name="T4">untexto</text:span><text:change-end text:change-id="ct62924096"/><text:span text:style-name="T3">)</text:span></text:p>
      <text:p text:style-name="P2"><office:annotation><dc:creator>Autor desconocido</dc:creator><dc:date>2015-12-30T07:54:14</dc:date><text:list text:continue-numbering="true" text:style-name=""><text:list-item><text:p text:style-name="P6"><text:span text:style-name="T5">do text if True</text:span></text:p></text:list-item></text:list></office:annotation>eeee.</text:p>
      <text:p text:style-name="P4">otro texto</text:p>
      <text:p text:style-name="P2">ghi<office:annotation><dc:creator>Autor desconocido</dc:creator><dc:date>2015-12-30T13:38:35</dc:date><text:list text:continue-numbering="true" text:style-name=""><text:list-item><text:p text:style-name="P6"><text:span text:style-name="T5">do text </text:span></text:p></text:list-item><text:list-item><text:p text:style-name="P6"><text:span text:style-name="T5">from xhtml(dummy)</text:span></text:p></text:list-item></text:list></office:annotation> </text:p>
      <text:p text:style-name="P5">imagen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52b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09F000000599A9EC964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07:27:41.208696634</meta:creation-date>
    <dc:date>2016-01-18T17:15:01.401313675</dc:date>
    <meta:editing-duration>PT1H14M10S</meta:editing-duration>
    <meta:editing-cycles>27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16" meta:character-count="123" meta:non-whitespace-character-count="112"/>
  </office:meta>
</office:document-meta>
</file>